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2.937cm"/>
    </style:style>
    <style:style style:name="co4" style:family="table-column">
      <style:table-column-properties fo:break-before="auto" style:column-width="1.494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8.2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$Monologues_Intro.$E2]&gt;0)" style:apply-style-name="Bez_20_tytułu2" style:base-cell-address="Monologues_Intro.A2"/>
    </style:style>
    <style:style style:name="ce2" style:family="table-cell" style:parent-style-name="Default">
      <style:map style:condition="is-true-formula([$Monologues_Intro.$E172]&gt;0)" style:apply-style-name="Bez_20_tytułu2" style:base-cell-address="Monologues_Intro.B172"/>
    </style:style>
    <style:style style:name="ce3" style:family="table-cell" style:parent-style-name="Default">
      <style:map style:condition="is-true-formula([$Monologues_Intro.$E172]&gt;0)" style:apply-style-name="Bez_20_tytułu2" style:base-cell-address="Monologues_Intro.D172"/>
    </style:style>
    <style:style style:name="ce4" style:family="table-cell" style:parent-style-name="Default">
      <style:map style:condition="is-true-formula([$Monologues_Intro.$E182]&gt;0)" style:apply-style-name="Bez_20_tytułu2" style:base-cell-address="Monologues_Intro.D182"/>
    </style:style>
    <style:style style:name="ce5" style:family="table-cell" style:parent-style-name="Default">
      <style:map style:condition="is-true-formula([$Monologues_Intro.$E172]&gt;0)" style:apply-style-name="Bez_20_tytułu2" style:base-cell-address="Monologues_Intro.E172"/>
    </style:style>
    <style:style style:name="ce6" style:family="table-cell" style:parent-style-name="Default">
      <style:map style:condition="is-true-formula([$Monologues_Intro.$E198]&gt;0)" style:apply-style-name="Bez_20_tytułu2" style:base-cell-address="Monologues_Intro.B198"/>
    </style:style>
  </office:automatic-styles>
  <office:body>
    <office:spreadsheet>
      <table:calculation-settings table:automatic-find-labels="false" table:use-regular-expressions="false"/>
      <table:table table:name="Monologues_Intr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row table:style-name="ro1">
          <table:table-cell table:style-name="Default" office:value-type="string">
            <text:p>---</text:p>
          </table:table-cell>
          <table:table-cell table:style-name="Default" office:value-type="string">
            <text:p>NPC_ID</text:p>
          </table:table-cell>
          <table:table-cell table:style-name="Default" office:value-type="string">
            <text:p>Conversation_ID</text:p>
          </table:table-cell>
          <table:table-cell table:style-name="Default" office:value-type="string">
            <text:p>Line_ID</text:p>
          </table:table-cell>
          <table:table-cell table:style-name="Default" office:value-type="string">
            <text:p>SubLine_ID</text:p>
          </table:table-cell>
          <table:table-cell table:style-name="Default" office:value-type="string">
            <text:p>TargetLine_ID</text:p>
          </table:table-cell>
          <table:table-cell table:style-name="Default" office:value-type="string">
            <text:p>Camera_ID</text:p>
          </table:table-cell>
          <table:table-cell table:style-name="Default" office:value-type="string">
            <text:p>Monologue</text:p>
          </table:table-cell>
        </table:table-row>
        <table:table-row table:style-name="ro2">
          <table:table-cell table:formula="of:=ROW()-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Ghm, mhm, nieudana kąpiel?</text:p>
          </table:table-cell>
        </table:table-row>
        <table:table-row table:style-name="ro2">
          <table:table-cell table:formula="of:=ROW()-1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Tak</text:p>
          </table:table-cell>
        </table:table-row>
        <table:table-row table:style-name="ro2">
          <table:table-cell table:formula="of:=ROW()-1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ie</text:p>
          </table:table-cell>
        </table:table-row>
        <table:table-row table:style-name="ro2">
          <table:table-cell table:formula="of:=ROW()-1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ie twój interes</text:p>
          </table:table-cell>
        </table:table-row>
        <table:table-row table:style-name="ro2">
          <table:table-cell table:formula="of:=ROW()-1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oniec</text:p>
          </table:table-cell>
        </table:table-row>
        <table:table-row table:style-name="ro2">
          <table:table-cell table:formula="of:=ROW()-1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 czym ty mówisz?</text:p>
          </table:table-cell>
        </table:table-row>
        <table:table-row table:style-name="ro2">
          <table:table-cell table:formula="of:=ROW()-1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No, do wody wbiegłaś, chciałaś się utopić i nie wyszło.</text:p>
          </table:table-cell>
        </table:table-row>
        <table:table-row table:style-name="ro2">
          <table:table-cell table:formula="of:=ROW()-1"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Po utracie przytomności fale szybko wyrzucają na brzeg.</text:p>
          </table:table-cell>
        </table:table-row>
        <table:table-row table:style-name="ro2">
          <table:table-cell table:formula="of:=ROW()-1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Wiem o tym… z doświadczenia… już kilka razy próbowałem, zawsze ten sam efekt.</text:p>
          </table:table-cell>
        </table:table-row>
        <table:table-row table:style-name="ro2">
          <table:table-cell table:formula="of:=ROW()-1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Nie ważne, czy próbujesz wieczorem, w nocy, wczesnym rankiem czy nawet w samo południe.</text:p>
          </table:table-cell>
        </table:table-row>
        <table:table-row table:style-name="ro2">
          <table:table-cell table:formula="of:=ROW()-1"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zamierzałam się zabić.</text:p>
          </table:table-cell>
        </table:table-row>
        <table:table-row table:style-name="ro2">
          <table:table-cell table:formula="of:=ROW()-1"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To po co wskakiwałaś do wody?</text:p>
          </table:table-cell>
        </table:table-row>
        <table:table-row table:style-name="ro2">
          <table:table-cell table:formula="of:=ROW()-1"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ie wskakiwałam do wody</text:p>
          </table:table-cell>
        </table:table-row>
        <table:table-row table:style-name="ro2">
          <table:table-cell table:formula="of:=ROW()-1"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To dlaczego jesteś cała przemoczona i leżałaś na brzegu?</text:p>
          </table:table-cell>
        </table:table-row>
        <table:table-row table:style-name="ro2">
          <table:table-cell table:formula="of:=ROW()-1"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twój interes. Kim ty w ogóle jesteś? Co to za miejsce?</text:p>
          </table:table-cell>
        </table:table-row>
        <table:table-row table:style-name="ro2">
          <table:table-cell table:formula="of:=ROW()-1"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Spokojnie, nie chcesz mówić, nie mów.</text:p>
          </table:table-cell>
        </table:table-row>
        <table:table-row table:style-name="ro2">
          <table:table-cell table:formula="of:=ROW()-1"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Nazywam się Maciek, a znajdujemy się na niewielkiej wyspie przystaniowej.</text:p>
          </table:table-cell>
        </table:table-row>
        <table:table-row table:style-name="ro2">
          <table:table-cell table:formula="of:=ROW()-1"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ciek: Ponoć kiedyś przypływało tu wiele osób, głównie mężczyzn, którzy uciekali tu na kilka dni od swoich kobiet, żeby się nachlać, ale teraz nie znajdziesz tu nic,</text:p>
          </table:table-cell>
        </table:table-row>
        <table:table-row table:style-name="ro2">
          <table:table-cell table:formula="of:=ROW()-1"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może oprócz przerośniętych krabów, które ponoć są agresywne i niebezpieczne, </text:p>
          </table:table-cell>
        </table:table-row>
        <table:table-row table:style-name="ro2">
          <table:table-cell table:formula="of:=ROW()-1"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ale ta opowieść jest przereklamowana, siedziałem obok nich i w ogóle na mnie nie reagowały.</text:p>
          </table:table-cell>
        </table:table-row>
        <table:table-row table:style-name="ro2">
          <table:table-cell table:formula="of:=ROW()-1"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umiem, a jak się wydostać z tej wyspy?</text:p>
          </table:table-cell>
        </table:table-row>
        <table:table-row table:style-name="ro2">
          <table:table-cell table:formula="of:=ROW()-1"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Nie wiem, nie myślałem jeszcze o tym, możesz znów rzucisz się do wody,</text:p>
          </table:table-cell>
        </table:table-row>
        <table:table-row table:style-name="ro2">
          <table:table-cell table:formula="of:=ROW()-1"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aciek: i może fale wyrzucą cię w Rines.</text:p>
          </table:table-cell>
        </table:table-row>
        <table:table-row table:style-name="ro2">
          <table:table-cell table:formula="of:=ROW()-1"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zamierzam wskakiwać do wody w nadziei, że się nie utopię. Nie ma tu jakieś łódki?</text:p>
          </table:table-cell>
        </table:table-row>
        <table:table-row table:style-name="ro2">
          <table:table-cell table:formula="of:=ROW()-1"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Łódki… mhm… widziałem jakąś na przystani. Porozmawiaj z Karczmarzem, może cię przewiezie i tak siedzi i nic nie robi.</text:p>
          </table:table-cell>
        </table:table-row>
        <table:table-row table:style-name="ro2">
          <table:table-cell table:formula="of:=ROW()-1"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Gdzie go znajdę?</text:p>
          </table:table-cell>
        </table:table-row>
        <table:table-row table:style-name="ro2">
          <table:table-cell table:formula="of:=ROW()-1"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Jest przy karczmie, jedyna chata na tej wyspie.</text:p>
          </table:table-cell>
        </table:table-row>
        <table:table-row table:style-name="ro2">
          <table:table-cell table:formula="of:=ROW()-1"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trzebuje jakiegoś suchego ubrania, zimno tu jak na dalekiej północy</text:p>
          </table:table-cell>
        </table:table-row>
        <table:table-row table:style-name="ro2">
          <table:table-cell table:formula="of:=ROW()-1"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Nie jestem żadnym kupcem, ale mam przy sobie takie coś.</text:p>
          </table:table-cell>
        </table:table-row>
        <table:table-row table:style-name="ro2">
          <table:table-cell table:formula="of:=ROW()-1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Szata jakiegoś maga nowicjusza, liczyłem, że jak wlecę w niej do wody, to namoknie, stanie się cięższe i pójdę w niej na dno.</text:p>
          </table:table-cell>
        </table:table-row>
        <table:table-row table:style-name="ro2">
          <table:table-cell table:formula="of:=ROW()-1"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Ale tylko nabrzmiała jak jakaś ryba i utrzymywała mnie na falach… 2 dni tak dryfowałem, aż wyrzuciło mnie tutaj.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ziękuję, jeśli chcesz możesz popłynąć ze mną.</text:p>
          </table:table-cell>
        </table:table-row>
        <table:table-row table:style-name="ro2">
          <table:table-cell table:formula="of:=ROW()-1"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aciek: Nie trzeba, jeszcze się trochę rozejrzę na tej wyspie, może znajdę coś przydatnego, żeby zakończyć mój żywot.</text:p>
          </table:table-cell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może by tak skoczyć z drzewa?</text:p>
          </table:table-cell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 tych dwóch dniach płynąc w wodzie nie mogę się pozbyć zapachu soli…</text:p>
          </table:table-cell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gdyby tak sznur i kamień… tylko skąd wytrzasnę sznur… i odpowiedni kamień.</text:p>
          </table:table-cell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 sumie głodny jestem, zjadłbym rybę… może zadławię się ością.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itaj, to ty jesteś karczmarzem?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yle tu ludzi, że faktycznie można się pomylić, karczma zamknięta, zjeżdżaj stąd nie mam ochoty gadać…</text:p>
          </table:table-cell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Chce się dostać na Rines, podobno masz łódź.</text:p>
          </table:table-cell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oże mam, a może nie… widzisz kiedyś wiele osób tu przypływało by zakosztować dobrego piwa i zabawić się na różne sposoby…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rzez pewien czas furorę robiła moja pieczeń z kraba, mówię ci niebo w gębie, miałem takie tłumy,</text:p>
          </table:table-cell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ażdy chciał zakosztować tego arcydzieła, ale od jakiegoś czasu nikt się nie pojawia…</text:p>
          </table:table-cell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jeszcze nadejdą dobre czasy, dla mnie i mojej karczmy, nawet jeśli nie tej i nie tutaj.</text:p>
          </table:table-cell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rudne jest życie karczmarza?</text:p>
          </table:table-cell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oim zdaniem to nie ma tak, że dobrze albo że nie dobrze. Gdybym miał powiedzieć, co cenię w życiu najbardziej, powiedziałbym, że ludzi. Ekhm...</text:p>
          </table:table-cell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udzi, którzy podali mi pomocną dłoń, kiedy sobie nie radziłem, kiedy byłem sam.</text:p>
          </table:table-cell>
        </table:table-row>
        <table:table-row table:style-name="ro2">
          <table:table-cell table:formula="of:=ROW()-1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co ciekawe, to właśnie przypadkowe spotkania wpływają na nasze życie.</text:p>
          </table:table-cell>
        </table:table-row>
        <table:table-row table:style-name="ro2">
          <table:table-cell table:formula="of:=ROW()-1"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hodzi o to, że kiedy wyznaje się pewne wartości, nawet pozornie uniwersalne, bywa, że nie znajduje się zrozumienia,</text:p>
          </table:table-cell>
        </table:table-row>
        <table:table-row table:style-name="ro2">
          <table:table-cell table:formula="of:=ROW()-1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tóre by tak rzec, które pomaga się nam rozwijać. Ja miałem szczęście, by tak rzec, ponieważ je znalazłem.</text:p>
          </table:table-cell>
        </table:table-row>
        <table:table-row table:style-name="ro2">
          <table:table-cell table:formula="of:=ROW()-1"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dziękuję życiu. Dziękuję mu, życie to śpiew, życie to taniec, życie to miłość.</text:p>
          </table:table-cell>
        </table:table-row>
        <table:table-row table:style-name="ro2">
          <table:table-cell table:formula="of:=ROW()-1"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ielu ludzi pyta mnie o to samo, ale jak ty to robisz?, skąd czerpiesz tę radość?</text:p>
          </table:table-cell>
        </table:table-row>
        <table:table-row table:style-name="ro2">
          <table:table-cell table:formula="of:=ROW()-1"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ja odpowiadam, że to proste, to umiłowanie życia, to właśnie ono sprawia, że dzisiaj na przykład jestem karczmarzem, a jutro...</text:p>
          </table:table-cell>
        </table:table-row>
        <table:table-row table:style-name="ro2">
          <table:table-cell table:formula="of:=ROW()-1"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to wie, dlaczego by nie, oddam się pracy społecznej i będę ot, choćby sadzić... mar... marchew</text:p>
          </table:table-cell>
        </table:table-row>
        <table:table-row table:style-name="ro2">
          <table:table-cell table:formula="of:=ROW()-1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ak… wracając, chcę dostać się na wyspę</text:p>
          </table:table-cell>
        </table:table-row>
        <table:table-row table:style-name="ro2">
          <table:table-cell table:formula="of:=ROW()-1"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ażdy czegoś chce i to jest piękne, każdy powinien mieć cel w życiu, dążyć do niego, nie poddawać się.</text:p>
          </table:table-cell>
        </table:table-row>
        <table:table-row table:style-name="ro2">
          <table:table-cell table:formula="of:=ROW()-1"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iła i determinacja jest w stanie poprowadzić nas do realizacji naszego marzenia.</text:p>
          </table:table-cell>
        </table:table-row>
        <table:table-row table:style-name="ro2">
          <table:table-cell table:formula="of:=ROW()-1"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 chętnie pomogę ci zrealizować twoje marzenia, jeśli ty pomożesz zrealizować moje.</text:p>
          </table:table-cell>
        </table:table-row>
        <table:table-row table:style-name="ro2">
          <table:table-cell table:formula="of:=ROW()-1"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idzisz, tak jak wcześniej mówiłem, robiłem przepyszną pieczeń z krabów, mięso z nich jest cudowne,</text:p>
          </table:table-cell>
        </table:table-row>
        <table:table-row table:style-name="ro2">
          <table:table-cell table:formula="of:=ROW()-1"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iałem swoją małą hodowlę na plaży, ale kraby z pokolenia na pokolenie robiły się coraz większe.</text:p>
          </table:table-cell>
        </table:table-row>
        <table:table-row table:style-name="ro2">
          <table:table-cell table:formula="of:=ROW()-1"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jpierw się cieszyłem, bo było więcej mięsa, ale potem urosły do takich rozmiarów,</text:p>
          </table:table-cell>
        </table:table-row>
        <table:table-row table:style-name="ro2">
          <table:table-cell table:formula="of:=ROW()-1"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że zaczęły stawiać opór. Jednej nocy zabiły trzech dosyć stałych bywalców…</text:p>
          </table:table-cell>
        </table:table-row>
        <table:table-row table:style-name="ro2">
          <table:table-cell table:formula="of:=ROW()-1"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dy reszta klientów się dowiedziała od razu zwinęła swoje tobołki i uciekła.</text:p>
          </table:table-cell>
        </table:table-row>
        <table:table-row table:style-name="ro2">
          <table:table-cell table:formula="of:=ROW()-1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zczerze nigdy nie wierzyłem w teorie Darwiniusa, a tu jednak gatunek ewolucyjnie walczy o swoje.</text:p>
          </table:table-cell>
        </table:table-row>
        <table:table-row table:style-name="ro2">
          <table:table-cell table:formula="of:=ROW()-1"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m zabić kraby?</text:p>
          </table:table-cell>
        </table:table-row>
        <table:table-row table:style-name="ro2">
          <table:table-cell table:formula="of:=ROW()-1"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 tak, niewyraźnie mówię? Tylko musisz uważać by zbytnio nie uszkodzić kraba, bo wtedy mięso będzie do niczego.</text:p>
          </table:table-cell>
        </table:table-row>
        <table:table-row table:style-name="ro2">
          <table:table-cell table:formula="of:=ROW()-1" office:value-type="float" office:value="67">
            <text:p>67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Ah, ta pieczeń, te mięso, ten miodowy sos, hmm… aż zgłodniałem</text:p>
          </table:table-cell>
        </table:table-row>
        <table:table-row table:style-name="ro2">
          <table:table-cell table:formula="of:=ROW()-1"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A może tak, zacząć uprawiać rzepę… tylko kto to będzie zbierał</text:p>
          </table:table-cell>
        </table:table-row>
        <table:table-row table:style-name="ro2">
          <table:table-cell table:formula="of:=ROW()-1"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Śniła mi się ostatnio karczma pełna ludzi… to były piękne czasy</text:p>
          </table:table-cell>
        </table:table-row>
        <table:table-row table:style-name="ro2">
          <table:table-cell table:formula="of:=ROW()-1"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Jadłeś kiedyś zmienniaki w sosie skibela? Z kibela zaczerpnięty, ha! Taki żart mi się przypomniał...</text:p>
          </table:table-cell>
        </table:table-row>
        <table:table-row table:style-name="ro2">
          <table:table-cell table:formula="of:=ROW()-1"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Oto mięso, co z łodzią?</text:p>
          </table:table-cell>
        </table:table-row>
        <table:table-row table:style-name="ro2">
          <table:table-cell table:formula="of:=ROW()-1"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unosi się na wodzie, unosi</text:p>
          </table:table-cell>
        </table:table-row>
        <table:table-row table:style-name="ro2">
          <table:table-cell table:formula="of:=ROW()-1"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ogę ją pożyczyć?</text:p>
          </table:table-cell>
        </table:table-row>
        <table:table-row table:style-name="ro2">
          <table:table-cell table:formula="of:=ROW()-1"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życzyć? Oczywiście, że nie. Jak ja potem opuszczę tę wyspę? Pewnie już tu i tak nie wrócisz, jak stąd odpłyniesz.</text:p>
          </table:table-cell>
        </table:table-row>
        <table:table-row table:style-name="ro2">
          <table:table-cell table:formula="of:=ROW()-1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łynę z tobą, tylko najpierw chciałbym zjeść pieczeń.</text:p>
          </table:table-cell>
        </table:table-row>
        <table:table-row table:style-name="ro2">
          <table:table-cell table:formula="of:=ROW()-1"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mam mały problem, zapomniałem, że potrzebuję miodu do mojego przepysznego sosu.</text:p>
          </table:table-cell>
        </table:table-row>
        <table:table-row table:style-name="ro2">
          <table:table-cell table:formula="of:=ROW()-1"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kret między innymi tkwi właśnie w świeżym miodzie. Niedaleko za górą jest mała kotlinka z kilkoma ulami.</text:p>
          </table:table-cell>
        </table:table-row>
        <table:table-row table:style-name="ro2">
          <table:table-cell table:formula="of:=ROW()-1"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ostrożnie, uważaj na moje małe pszczółki, hoduje je dobrych wielu lat… znaczy od dwóch, ale zżyłem się z nimi.</text:p>
          </table:table-cell>
        </table:table-row>
        <table:table-row table:style-name="ro2">
          <table:table-cell table:formula="of:=ROW()-1"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laczego ty nie możesz tego zrobić?</text:p>
          </table:table-cell>
        </table:table-row>
        <table:table-row table:style-name="ro2">
          <table:table-cell table:formula="of:=ROW()-1"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 się muszę zająć mięsem, ale wierzę w ciebie, że dasz sobie radę</text:p>
          </table:table-cell>
        </table:table-row>
        <table:table-row table:style-name="ro2">
          <table:table-cell table:formula="of:=ROW()-1"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h, ta pieczeń, te mięso, ten miodowy sos, hmm… aż zgłodniałem</text:p>
          </table:table-cell>
        </table:table-row>
        <table:table-row table:style-name="ro2">
          <table:table-cell table:formula="of:=ROW()-1"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może tak, zacząć uprawiać rzepę… tylko kto to będzie zbierał</text:p>
          </table:table-cell>
        </table:table-row>
        <table:table-row table:style-name="ro2">
          <table:table-cell table:formula="of:=ROW()-1" office:value-type="float" office:value="83">
            <text:p>83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Śniła mi się ostatnio karczma pełna ludzi… to były piękne czasy</text:p>
          </table:table-cell>
        </table:table-row>
        <table:table-row table:style-name="ro2">
          <table:table-cell table:formula="of:=ROW()-1"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dłeś kiedyś zmienniaki w sosie skibela? Z kibela zaczerpnięty, ha! Taki żart mi się przypomniał...</text:p>
          </table:table-cell>
        </table:table-row>
        <table:table-row table:style-name="ro2">
          <table:table-cell table:formula="of:=ROW()-1"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 już jesteś, to dobrze.</text:p>
          </table:table-cell>
        </table:table-row>
        <table:table-row table:style-name="ro2">
          <table:table-cell table:formula="of:=ROW()-1"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k tam moje ule, mam nadzieję, że zbytnio ich nie uszkodziłeś, nie powiedziałem w sumie jak się je otwiera, </text:p>
          </table:table-cell>
        </table:table-row>
        <table:table-row table:style-name="ro2">
          <table:table-cell table:formula="of:=ROW()-1"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to nie jest w sumie trudne, byle wioskowy głupek by sobie poradził.</text:p>
          </table:table-cell>
        </table:table-row>
        <table:table-row table:style-name="ro2">
          <table:table-cell table:formula="of:=ROW()-1" office:value-type="float" office:value="88">
            <text:p>88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le i pszczółki mają się dobrze.</text:p>
          </table:table-cell>
        </table:table-row>
        <table:table-row table:style-name="ro2">
          <table:table-cell table:formula="of:=ROW()-1"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uszę wierzyć ci na słowo… najważniejsze póki co jest to, że masz miód, </text:p>
          </table:table-cell>
        </table:table-row>
        <table:table-row table:style-name="ro2">
          <table:table-cell table:formula="of:=ROW()-1"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iejmy nadzieję, że nie ostatni w tym sezonie… mhm… pyszności, normalnie delicje.</text:p>
          </table:table-cell>
        </table:table-row>
        <table:table-row table:style-name="ro2">
          <table:table-cell table:formula="of:=ROW()-1"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aproponowałbym, ale nie starczy mi na polewkę.</text:p>
          </table:table-cell>
        </table:table-row>
        <table:table-row table:style-name="ro2">
          <table:table-cell table:formula="of:=ROW()-1"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rzyniesiesz jeszcze drewno, bo kończą mi się zapasy, chyba przesadziłem rozpalając w piecu.</text:p>
          </table:table-cell>
        </table:table-row>
        <table:table-row table:style-name="ro2">
          <table:table-cell table:formula="of:=ROW()-1"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 będę latać z siekierą po lesie…</text:p>
          </table:table-cell>
        </table:table-row>
        <table:table-row table:style-name="ro2">
          <table:table-cell table:formula="of:=ROW()-1"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nie lataj, zbierz kilka gałęzi spod drzew, w gęstwinie nieopodal mrowiska,</text:p>
          </table:table-cell>
        </table:table-row>
        <table:table-row table:style-name="ro2">
          <table:table-cell table:formula="of:=ROW()-1"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tóre znajduje się przy skalnych górach nieopodal plaży jest dużo leżącego drewna. Na pewno znajdziesz.</text:p>
          </table:table-cell>
        </table:table-row>
        <table:table-row table:style-name="ro2">
          <table:table-cell table:formula="of:=ROW()-1"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achęcam także do obejrzeć mrowisko, a właściwie mrówek w nim żyjących. </text:p>
          </table:table-cell>
        </table:table-row>
        <table:table-row table:style-name="ro2">
          <table:table-cell table:formula="of:=ROW()-1"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o małe inteligentne stworzonka, lubię sobie na nie popatrzeć od czasu do czasu. </text:p>
          </table:table-cell>
        </table:table-row>
        <table:table-row table:style-name="ro2">
          <table:table-cell table:formula="of:=ROW()-1"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dna mrówka idzie za drugą, jakby oznaczały sobie drogę. </text:p>
          </table:table-cell>
        </table:table-row>
        <table:table-row table:style-name="ro2">
          <table:table-cell table:formula="of:=ROW()-1"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<text:s/>Siedzisz, patrzysz sobie i niby na początku chodzą chaotycznie,</text:p>
          </table:table-cell>
        </table:table-row>
        <table:table-row table:style-name="ro2">
          <table:table-cell table:formula="of:=ROW()-1"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po jakimś czasie widzisz, że te małe skubane owady odnajdują najkrótszą drogę z mrowiska do pożywienia.</text:p>
          </table:table-cell>
        </table:table-row>
        <table:table-row table:style-name="ro2">
          <table:table-cell table:formula="of:=ROW()-1"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ch ci będzie, ale jeśli jeszcze coś wymyślisz, spalę cię żywcem.</text:p>
          </table:table-cell>
        </table:table-row>
        <table:table-row table:style-name="ro2">
          <table:table-cell table:formula="of:=ROW()-1"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pokojnie, ładna pogoda, przewietrzysz się trochę, widzę w tobie brak radości z życia. Czemu się złościsz?</text:p>
          </table:table-cell>
        </table:table-row>
        <table:table-row table:style-name="ro2">
          <table:table-cell table:formula="of:=ROW()-1"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oże nie jesteś dotleniony, nie za gorąco ci w tym kapturze i masce?</text:p>
          </table:table-cell>
        </table:table-row>
        <table:table-row table:style-name="ro2">
          <table:table-cell table:formula="of:=ROW()-1"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dę po drewno…</text:p>
          </table:table-cell>
        </table:table-row>
        <table:table-row table:style-name="ro2">
          <table:table-cell table:formula="of:=ROW()-1"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h, ta pieczeń, te mięso, ten miodowy sos, hmm… aż zgłodniałem</text:p>
          </table:table-cell>
        </table:table-row>
        <table:table-row table:style-name="ro2">
          <table:table-cell table:formula="of:=ROW()-1"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 może tak, zacząć uprawiać rzepę… tylko kto to będzie zbierał</text:p>
          </table:table-cell>
        </table:table-row>
        <table:table-row table:style-name="ro2">
          <table:table-cell table:formula="of:=ROW()-1"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Śniła mi się ostatnio karczma pełna ludzi… to były piękne czasy</text:p>
          </table:table-cell>
        </table:table-row>
        <table:table-row table:style-name="ro2">
          <table:table-cell table:formula="of:=ROW()-1"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dłeś kiedyś zmienniaki w sosie skibela? Z kibela zaczerpnięty, ha! Taki żart mi się przypomniał...</text:p>
          </table:table-cell>
        </table:table-row>
        <table:table-row table:style-name="ro2">
          <table:table-cell table:formula="of:=ROW()-1"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am drewno.</text:p>
          </table:table-cell>
        </table:table-row>
        <table:table-row table:style-name="ro2">
          <table:table-cell table:formula="of:=ROW()-1"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bardzo dobrze, wszystko już gotowe, teraz tylko upiec.</text:p>
          </table:table-cell>
        </table:table-row>
        <table:table-row table:style-name="ro2">
          <table:table-cell table:formula="of:=ROW()-1"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hm… pyszności, tak jak zapamiętałem, a nawet lepsze no po prostu miodzio, miód-malina, niebo w gębie, rozkosz, wyborne…</text:p>
          </table:table-cell>
        </table:table-row>
        <table:table-row table:style-name="ro2">
          <table:table-cell table:formula="of:=ROW()-1"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, to jest przewyborne, rarytas, boski smak, doskonałe, rewelacyjne…</text:p>
          </table:table-cell>
        </table:table-row>
        <table:table-row table:style-name="ro2">
          <table:table-cell table:formula="of:=ROW()-1"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będę taki masz, spróbuj.</text:p>
          </table:table-cell>
        </table:table-row>
        <table:table-row table:style-name="ro2">
          <table:table-cell table:formula="of:=ROW()-1" office:value-type="float" office:value="114">
            <text:p>114</text:p>
          </table:table-cell>
          <table:table-cell office:value-type="float" office:value="1">
            <text:p>1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ie, dzięki, nie mam ochoty.</text:p>
          </table:table-cell>
        </table:table-row>
        <table:table-row table:style-name="ro2">
          <table:table-cell table:formula="of:=ROW()-1"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wiesz co tracisz. Mniam mniam, pyszota, palce lizać, miód w gębie, pokarm bogów, no po prostu wyśmienite.</text:p>
          </table:table-cell>
        </table:table-row>
        <table:table-row table:style-name="ro2">
          <table:table-cell table:formula="of:=ROW()-1"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 dobra, zjedzone i najedzone, haha, teraz przydałaby się mała drzemka.</text:p>
          </table:table-cell>
        </table:table-row>
        <table:table-row table:style-name="ro2">
          <table:table-cell table:formula="of:=ROW()-1"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racę cierpliwość...</text:p>
          </table:table-cell>
        </table:table-row>
        <table:table-row table:style-name="ro2">
          <table:table-cell table:formula="of:=ROW()-1"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 dobrze już, dobrze… chodź idziemy na przystań do łodzi i płyniemy.</text:p>
          </table:table-cell>
        </table:table-row>
        <table:table-row table:style-name="ro2">
          <table:table-cell table:formula="of:=ROW()-1"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eśmy, to moja pierwsza karczma, tyle mam z nią wspomnień… do dziś pamiętam mojego pierwszego klienta.</text:p>
          </table:table-cell>
        </table:table-row>
        <table:table-row table:style-name="ro2">
          <table:table-cell table:formula="of:=ROW()-1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wiem czy wiesz, ale opuściłem te miejsce z powodu zgiełku. Potrzebowałem trochę ciszy i spokoju.</text:p>
          </table:table-cell>
        </table:table-row>
        <table:table-row table:style-name="ro2">
          <table:table-cell table:formula="of:=ROW()-1"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arczmę na tamtej wyspie zbudowałem rok po przeprowadzeniu się tam, a i tak było to tylko kilka desek i dach.</text:p>
          </table:table-cell>
        </table:table-row>
        <table:table-row table:style-name="ro2">
          <table:table-cell table:formula="of:=ROW()-1"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czątkowo przypływali tam rybacy, żeby sobie zrobić przerwę w pracy, dopiero potem ludzie stąd specjalnie przemierzali taki kawał drogi,</text:p>
          </table:table-cell>
        </table:table-row>
        <table:table-row table:style-name="ro2">
          <table:table-cell table:formula="of:=ROW()-1"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by zagościć w mojej karczmie, przez co została rozbudowana to tego co widziałaś.</text:p>
          </table:table-cell>
        </table:table-row>
        <table:table-row table:style-name="ro2">
          <table:table-cell table:formula="of:=ROW()-1"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dobrze, dość tych wspomnień. </text:p>
          </table:table-cell>
        </table:table-row>
        <table:table-row table:style-name="ro2">
          <table:table-cell table:formula="of:=ROW()-1"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amierzam otworzyć na nowo moją starą karczmę, ludzie potrzebują miejsca gdzie będą mogli zapomnieć choć przez chwilę, o codziennych zmartwieniach.</text:p>
          </table:table-cell>
        </table:table-row>
        <table:table-row table:style-name="ro2">
          <table:table-cell table:formula="of:=ROW()-1"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śli będziesz czegoś potrzebowała możesz mnie odwiedzić i pytać śmiało.</text:p>
          </table:table-cell>
        </table:table-row>
        <table:table-row table:style-name="ro2">
          <table:table-cell table:formula="of:=ROW()-1"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Jak się dostać do zamku?</text:p>
          </table:table-cell>
        </table:table-row>
        <table:table-row table:style-name="ro2">
          <table:table-cell table:formula="of:=ROW()-1"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hcesz dostać się do zamku… mhm…</text:p>
          </table:table-cell>
        </table:table-row>
        <table:table-row table:style-name="ro2">
          <table:table-cell table:formula="of:=ROW()-1"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ędzie ciężko, słyszałem, że zamknięto bramę przez jakąś bestie i wieśniaków, którzy zaczęli protestować.</text:p>
          </table:table-cell>
        </table:table-row>
        <table:table-row table:style-name="ro2">
          <table:table-cell table:formula="of:=ROW()-1"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pamiętam przeciwko czemu, ale wsioki jak to wsioki coś im wpadnie w ucho, jeden drugiemu przekaże po swojemu i potem zaczynają się nieporozumienia.</text:p>
          </table:table-cell>
        </table:table-row>
        <table:table-row table:style-name="ro2">
          <table:table-cell table:formula="of:=ROW()-1"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kby tak od czasu do czasu ktoś na środku placu wygłaszał krótką przemowę,</text:p>
          </table:table-cell>
        </table:table-row>
        <table:table-row table:style-name="ro2">
          <table:table-cell table:formula="of:=ROW()-1"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iesz o co mi chodzi, takie ogłoszenia co się dzieje w okolicy i dlaczego, a nie tak wszystko z drugiej trzeciej ręki.</text:p>
          </table:table-cell>
        </table:table-row>
        <table:table-row table:style-name="ro2">
          <table:table-cell table:formula="of:=ROW()-1"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e wracając do tematu, słyszałem o tym miesiąc temu, więc może coś się zmieniło, choć na to bym nie liczył,</text:p>
          </table:table-cell>
        </table:table-row>
        <table:table-row table:style-name="ro2">
          <table:table-cell table:formula="of:=ROW()-1"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żeby cokolwiek zmieniło się na lepsze zawsze trzeba długo czekać, zamknąć bramę umieją szybko a potem przez biurokracje na otwarcie jej można czekać i rok.</text:p>
          </table:table-cell>
        </table:table-row>
        <table:table-row table:style-name="ro2">
          <table:table-cell table:formula="of:=ROW()-1"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…?</text:p>
          </table:table-cell>
        </table:table-row>
        <table:table-row table:style-name="ro2">
          <table:table-cell table:formula="of:=ROW()-1"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mam pojęcia! Najlepiej jak porozmawiasz ze starostą tutejszej wioski Na… Natorów… Natworów… Nawrotów!</text:p>
          </table:table-cell>
        </table:table-row>
        <table:table-row table:style-name="ro2">
          <table:table-cell table:formula="of:=ROW()-1"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ak! Tak się nazywała jak mnie pamięć nie myli. On będzie pewnie wiedział co teraz w trawie piszczy.</text:p>
          </table:table-cell>
        </table:table-row>
        <table:table-row table:style-name="ro2">
          <table:table-cell table:formula="of:=ROW()-1"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umiem, pogadam z nim.</text:p>
          </table:table-cell>
        </table:table-row>
        <table:table-row table:style-name="ro2">
          <table:table-cell table:formula="of:=ROW()-1"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czekaj, zanim pójdziesz, zabierz ze sobą tę paczkę, którą dał mi w porcie tutejszy przewoźnik, jest dla niejakiego Maćka, nie wiem czy go spotkałaś.</text:p>
          </table:table-cell>
        </table:table-row>
        <table:table-row table:style-name="ro2">
          <table:table-cell table:formula="of:=ROW()-1"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łody smutny chłopak, może rozweseli się gdy dostanie paczkę.</text:p>
          </table:table-cell>
        </table:table-row>
        <table:table-row table:style-name="ro2">
          <table:table-cell table:formula="of:=ROW()-1"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winien się gdzieś błąkać po wiosce, może nawet w niej mieszka.</text:p>
          </table:table-cell>
        </table:table-row>
        <table:table-row table:style-name="ro2">
          <table:table-cell table:formula="of:=ROW()-1"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ojarzę go, przekaże mu ją, gdy go spotkam.</text:p>
          </table:table-cell>
        </table:table-row>
        <table:table-row table:style-name="ro2">
          <table:table-cell table:formula="of:=ROW()-1"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ziękuję, muszę zająć się moją karczmą. Jeśli masz jeszcze jakieś pytania nie krępuj się.</text:p>
          </table:table-cell>
        </table:table-row>
        <table:table-row table:style-name="ro2">
          <table:table-cell table:formula="of:=ROW()-1"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string">
            <text:p>Opowiedz mi coś o tej krainie.</text:p>
          </table:table-cell>
        </table:table-row>
        <table:table-row table:style-name="ro2">
          <table:table-cell table:formula="of:=ROW()-1"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Jak się dostać do wioski?</text:p>
          </table:table-cell>
        </table:table-row>
        <table:table-row table:style-name="ro2">
          <table:table-cell table:formula="of:=ROW()-1"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Opowiedz mi o wiosce.</text:p>
          </table:table-cell>
        </table:table-row>
        <table:table-row table:style-name="ro2">
          <table:table-cell table:formula="of:=ROW()-1"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string">
            <text:p>Co powinnam wiedzieć o Sołtysie?</text:p>
          </table:table-cell>
        </table:table-row>
        <table:table-row table:style-name="ro2">
          <table:table-cell table:formula="of:=ROW()-1"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string">
            <text:p>Potrzebuję pieniędzy.</text:p>
          </table:table-cell>
        </table:table-row>
        <table:table-row table:style-name="ro2">
          <table:table-cell table:formula="of:=ROW()-1"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string">
            <text:p>To wszystko, dziękuję za pomoc.</text:p>
          </table:table-cell>
        </table:table-row>
        <table:table-row table:style-name="ro2">
          <table:table-cell table:formula="of:=ROW()-1"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zywa się Rines, jest to piękna kraina, choć nie mnie oceniać, bo za jej granice się nie zapuszczałem...</text:p>
          </table:table-cell>
        </table:table-row>
        <table:table-row table:style-name="ro2">
          <table:table-cell table:formula="of:=ROW()-1"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prócz dużego lasu i wioski możesz zwiedzić starą kopalnię, piękne jezioro, w którym ryb jest niemało </text:p>
          </table:table-cell>
        </table:table-row>
        <table:table-row table:style-name="ro2">
          <table:table-cell table:formula="of:=ROW()-1"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 nie mówię tu o jakiś rybach, które można trzymać w dzbanku, a o wielkich okazach, które mógłby zagościć na nie jednej uczcie wielkich magów.</text:p>
          </table:table-cell>
        </table:table-row>
        <table:table-row table:style-name="ro2">
          <table:table-cell table:formula="of:=ROW()-1"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 zachodzie <text:s/>znajduje się stara kopalnia soli, ale od wielu lat jest zamknięta.</text:p>
          </table:table-cell>
        </table:table-row>
        <table:table-row table:style-name="ro2">
          <table:table-cell table:formula="of:=ROW()-1"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a wschodzie od wioski znajduje się cmentarz z wielką kryptą, ale nie radzę się tam zapuszczać, ponoć jest nawiedzona.</text:p>
          </table:table-cell>
        </table:table-row>
        <table:table-row table:style-name="ro2">
          <table:table-cell table:formula="of:=ROW()-1"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No i jest jeszcze zamek, duże miasto, byłem tam kilka razy, ale nie będę dużo opowiadać, może samej uda ci się je zwiedzić.</text:p>
          </table:table-cell>
        </table:table-row>
        <table:table-row table:style-name="ro2">
          <table:table-cell table:formula="of:=ROW()-1"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daj się tą ścieżką, zejdziesz nią do doliny aż dojesz do mostu.</text:p>
          </table:table-cell>
        </table:table-row>
        <table:table-row table:style-name="ro2">
          <table:table-cell table:formula="of:=ROW()-1"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 trakcie schodzenia będziesz miała widok na całą dolinę, jeśli nie masz problemów ze wzrokiem to już powinnaś dostrzec wioskę.</text:p>
          </table:table-cell>
        </table:table-row>
        <table:table-row table:style-name="ro2">
          <table:table-cell table:formula="of:=ROW()-1"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Następnie prostą drogą przez las dojesz do wioski.</text:p>
          </table:table-cell>
        </table:table-row>
        <table:table-row table:style-name="ro2">
          <table:table-cell table:formula="of:=ROW()-1"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ioska jak wioska, wszędzie pełno ludzi, każdy coś gada, pchają się i przepychają, jakby nie mogli chwilę poczekać, a niby na wsi życie płynie spokojniej…</text:p>
          </table:table-cell>
        </table:table-row>
        <table:table-row table:style-name="ro2">
          <table:table-cell table:formula="of:=ROW()-1"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Nie licząc Starosty nie ma wiele osób z którymi warto by było rozmawiać, ale jak tam dotrzesz, to sama ocenisz.</text:p>
          </table:table-cell>
        </table:table-row>
        <table:table-row table:style-name="ro2">
          <table:table-cell table:formula="of:=ROW()-1"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zadko gościł w mojej karczmie, nawet gdy była ona jeszcze tutaj. Ale nawet jak przychodził to siadał sam przy oknie i pijąc pogrążał się w zadumie.</text:p>
          </table:table-cell>
        </table:table-row>
        <table:table-row table:style-name="ro2">
          <table:table-cell table:formula="of:=ROW()-1"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róbowałem go kilka razy zagadać, ale nie był zbytnio rozmowny.</text:p>
          </table:table-cell>
        </table:table-row>
        <table:table-row table:style-name="ro2">
          <table:table-cell table:formula="of:=ROW()-1"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ak z nim będziesz rozmawiała to mów prosto z mostu, z tego co słyszałem nie lubi jak ktoś owija w bawełnę.</text:p>
          </table:table-cell>
        </table:table-row>
        <table:table-row table:style-name="ro2">
          <table:table-cell table:formula="of:=ROW()-1"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Rozumiem.</text:p>
          </table:table-cell>
        </table:table-row>
        <table:table-row table:style-name="ro2">
          <table:table-cell table:formula="of:=ROW()-1"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W sumie bez problemu się dogadacie...</text:p>
          </table:table-cell>
        </table:table-row>
        <table:table-row table:style-name="ro2">
          <table:table-cell table:formula="of:=ROW()-1"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ie mam przy sobie zbyt dużo monet, ale za karczmą leży moja stara skrzynia.</text:p>
          </table:table-cell>
        </table:table-row>
        <table:table-row table:style-name="ro2">
          <table:table-cell table:formula="of:=ROW()-1"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 zapieczętowana specjalną magią, aby ją otworzyć potrzebna jest prawidłowa kombinacja specjalnych znaków.</text:p>
          </table:table-cell>
        </table:table-row>
        <table:table-row table:style-name="ro2">
          <table:table-cell table:formula="of:=ROW()-1"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Jest prosta zaczynasz od górnego znaku a potem już ruchem okrężnym zgodnie z ruchem wskazówek zegara.</text:p>
          </table:table-cell>
        </table:table-row>
        <table:table-row table:style-name="ro2">
          <table:table-cell table:formula="of:=ROW()-1"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Znajdziesz tam parę monet i kilka może przydatnych przedmiotów.</text:p>
          </table:table-cell>
        </table:table-row>
        <table:table-row table:style-name="ro2">
          <table:table-cell table:formula="of:=ROW()-1"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Uważaj na siebie.</text:p>
          </table:table-cell>
        </table:table-row>
        <table:table-row table:style-name="ro2">
          <table:table-cell table:formula="of:=ROW()-1" office:value-type="float" office:value="171">
            <text:p>17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taj.</text:p>
          </table:table-cell>
        </table:table-row>
        <table:table-row table:style-name="ro2">
          <table:table-cell table:formula="of:=ROW()-1" office:value-type="float" office:value="172">
            <text:p>17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Czego chcesz?! Nie lubię obcych w mojej wsi, zjeżdżaj stąd, zawżdy wzywam mylicje wiejską.</text:p>
          </table:table-cell>
        </table:table-row>
        <table:table-row table:style-name="ro2">
          <table:table-cell table:formula="of:=ROW()-1" office:value-type="float" office:value="173">
            <text:p>17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pokojnie, nie zostanę tu długo, chcę się tylko dostać do miasta.</text:p>
          </table:table-cell>
        </table:table-row>
        <table:table-row table:style-name="ro2">
          <table:table-cell table:formula="of:=ROW()-1" office:value-type="float" office:value="174">
            <text:p>17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Do miasta mówisz, nie uda ci się, brama jest zawarta. Wpuszczają tylko ludzi, którzy mają glejt.</text:p>
          </table:table-cell>
        </table:table-row>
        <table:table-row table:style-name="ro2">
          <table:table-cell table:formula="of:=ROW()-1" office:value-type="float" office:value="175">
            <text:p>17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 co się stało?</text:p>
          </table:table-cell>
        </table:table-row>
        <table:table-row table:style-name="ro2">
          <table:table-cell table:formula="of:=ROW()-1" office:value-type="float" office:value="176">
            <text:p>17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Z powodu zamieszek jakie ostatnio tu panują, banda chopów, jeden z drugim dostała cegłówką po łbach i wymyślili jakieś bzdury,</text:p>
          </table:table-cell>
        </table:table-row>
        <table:table-row table:style-name="ro2">
          <table:table-cell table:formula="of:=ROW()-1" office:value-type="float" office:value="177">
            <text:p>17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kazałem ich wygnać <text:s/>z naszej wioski, jeśli ty też planujesz jakieś awantury, zastanów się lepiej dwa razy.</text:p>
          </table:table-cell>
        </table:table-row>
        <table:table-row table:style-name="ro2">
          <table:table-cell table:formula="of:=ROW()-1" office:value-type="float" office:value="178">
            <text:p>17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Drugim powodem jest bestyja, co straszy od niedawna. Ludzi zabija, porządnych ludzi! </text:p>
          </table:table-cell>
        </table:table-row>
        <table:table-row table:style-name="ro2">
          <table:table-cell table:formula="of:=ROW()-1" office:value-type="float" office:value="179">
            <text:p>17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/>
        </table:table-row>
        <table:table-row table:style-name="ro2">
          <table:table-cell table:formula="of:=ROW()-1" office:value-type="float" office:value="180">
            <text:p>18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a się jakoś ominąć strażników?</text:p>
          </table:table-cell>
        </table:table-row>
        <table:table-row table:style-name="ro2">
          <table:table-cell table:formula="of:=ROW()-1" office:value-type="float" office:value="181">
            <text:p>18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Opowiedz mi o tej wiosce.</text:p>
          </table:table-cell>
        </table:table-row>
        <table:table-row table:style-name="ro2">
          <table:table-cell table:formula="of:=ROW()-1" office:value-type="float" office:value="182">
            <text:p>18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zy jest coś ciekawego w okolicy?</text:p>
          </table:table-cell>
        </table:table-row>
        <table:table-row table:style-name="ro2">
          <table:table-cell table:formula="of:=ROW()-1" office:value-type="float" office:value="183">
            <text:p>18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To wszystko, do widzenia</text:p>
          </table:table-cell>
        </table:table-row>
        <table:table-row table:style-name="ro2">
          <table:table-cell table:formula="of:=ROW()-1" office:value-type="float" office:value="184">
            <text:p>18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y przejść przez bramę musisz pokazać glejt strażnikom. Ale ja ci nie dam.</text:p>
          </table:table-cell>
        </table:table-row>
        <table:table-row table:style-name="ro2">
          <table:table-cell table:formula="of:=ROW()-1" office:value-type="float" office:value="185">
            <text:p>18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1">
            <text:p>1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Jest jeszcze inna droga za mury, ale nie będę mówił o naszych ścieżkach byle pierwszej lepszej włóczędze.</text:p>
          </table:table-cell>
        </table:table-row>
        <table:table-row table:style-name="ro2">
          <table:table-cell table:formula="of:=ROW()-1" office:value-type="float" office:value="186">
            <text:p>18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Dobra, co mam zrobić?</text:p>
          </table:table-cell>
        </table:table-row>
        <table:table-row table:style-name="ro2">
          <table:table-cell table:formula="of:=ROW()-1" office:value-type="float" office:value="187">
            <text:p>18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Gadaj albo…</text:p>
          </table:table-cell>
        </table:table-row>
        <table:table-row table:style-name="ro2">
          <table:table-cell table:formula="of:=ROW()-1" office:value-type="float" office:value="188">
            <text:p>18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ądra z ciebie dziewka. Ale co ty możesz?</text:p>
          </table:table-cell>
        </table:table-row>
        <table:table-row table:style-name="ro2">
          <table:table-cell table:formula="of:=ROW()-1" office:value-type="float" office:value="189">
            <text:p>18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3">
            <text:p>13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łkiem dużo, nawet rzepa mi nie straszna.</text:p>
          </table:table-cell>
        </table:table-row>
        <table:table-row table:style-name="ro2">
          <table:table-cell table:formula="of:=ROW()-1" office:value-type="float" office:value="190">
            <text:p>19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zepa rzepą, nie ucieknie. Jest pewna sprawa, a ludzi brakuje. Ale gadać ci nie będę, boś obca.</text:p>
          </table:table-cell>
        </table:table-row>
        <table:table-row table:style-name="ro2">
          <table:table-cell table:formula="of:=ROW()-1" office:value-type="float" office:value="191">
            <text:p>19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5">
            <text:p>15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ęc co mam zrobić, żebyś mi zaufał?</text:p>
          </table:table-cell>
        </table:table-row>
        <table:table-row table:style-name="ro2">
          <table:table-cell table:formula="of:=ROW()-1" office:value-type="float" office:value="192">
            <text:p>19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ekonaj do siebie miejscowych, to przekonasz i mnie.</text:p>
          </table:table-cell>
        </table:table-row>
        <table:table-row table:style-name="ro2">
          <table:table-cell table:formula="of:=ROW()-1" office:value-type="float" office:value="193">
            <text:p>19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 mam to zrobić, wszyscy w wiosce trzymają się ode mnie z daleka i nie spotkałam nikogo, kto chciałby ze mną rozmawiać.</text:p>
          </table:table-cell>
        </table:table-row>
        <table:table-row table:style-name="ro2">
          <table:table-cell table:formula="of:=ROW()-1" office:value-type="float" office:value="194">
            <text:p>19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8">
            <text:p>18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To nie jest przeszkoda, powiedz, że ja cię przysyłam, zacznij od Antoniego.</text:p>
          </table:table-cell>
        </table:table-row>
        <table:table-row table:style-name="ro2">
          <table:table-cell table:formula="of:=ROW()-1" office:value-type="float" office:value="195">
            <text:p>19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obrze, zobaczę co da się zrobić.</text:p>
          </table:table-cell>
        </table:table-row>
        <table:table-row table:style-name="ro2">
          <table:table-cell table:formula="of:=ROW()-1" office:value-type="float" office:value="196">
            <text:p>19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0">
            <text:p>20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A bo co? Spróbuj tylko podnieść na mnie rękę, a mylicja bez wahania spoli cie na stosie za te czory.</text:p>
          </table:table-cell>
        </table:table-row>
        <table:table-row table:style-name="ro2">
          <table:table-cell table:formula="of:=ROW()-1" office:value-type="float" office:value="197">
            <text:p>19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1">
            <text:p>2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ysługa za przysługę, tak to tu jest.</text:p>
          </table:table-cell>
        </table:table-row>
        <table:table-row table:style-name="ro2">
          <table:table-cell table:formula="of:=ROW()-1" office:value-type="float" office:value="198">
            <text:p>19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Dobra, co mam zrobić?</text:p>
          </table:table-cell>
        </table:table-row>
        <table:table-row table:style-name="ro2">
          <table:table-cell table:formula="of:=ROW()-1" office:value-type="float" office:value="199">
            <text:p>19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3">
            <text:p>2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ądra z ciebie dziewka. Ale co ty możesz?</text:p>
          </table:table-cell>
        </table:table-row>
        <table:table-row table:style-name="ro2">
          <table:table-cell table:formula="of:=ROW()-1" office:value-type="float" office:value="200">
            <text:p>2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4">
            <text:p>2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Całkiem dużo, nawet rzepa mi nie straszna.</text:p>
          </table:table-cell>
        </table:table-row>
        <table:table-row table:style-name="ro2">
          <table:table-cell table:formula="of:=ROW()-1" office:value-type="float" office:value="201">
            <text:p>20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5">
            <text:p>25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Rzepa, rzepą, ale nie ucieknie. Jest pewna sprawa, a ludzi brakuje. Ale gadać ci nie będę, boś obca.</text:p>
          </table:table-cell>
        </table:table-row>
        <table:table-row table:style-name="ro2">
          <table:table-cell table:formula="of:=ROW()-1" office:value-type="float" office:value="202">
            <text:p>20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6">
            <text:p>2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Więc co mam zrobić, żebyś mi zaufał?</text:p>
          </table:table-cell>
        </table:table-row>
        <table:table-row table:style-name="ro2">
          <table:table-cell table:formula="of:=ROW()-1" office:value-type="float" office:value="203">
            <text:p>20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7">
            <text:p>2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rzekonaj do siebie miejscowych, to przekonasz i mnie.</text:p>
          </table:table-cell>
        </table:table-row>
        <table:table-row table:style-name="ro2">
          <table:table-cell table:formula="of:=ROW()-1" office:value-type="float" office:value="204">
            <text:p>20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Jak mam to zrobić, wszyscy w wiosce trzymają się ode mnie z daleka i nie spotkałam nikogo, kto chciałby ze mną rozmawiać.</text:p>
          </table:table-cell>
        </table:table-row>
        <table:table-row table:style-name="ro2">
          <table:table-cell table:formula="of:=ROW()-1" office:value-type="float" office:value="205">
            <text:p>20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29">
            <text:p>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Powiedziałbym radź sobie sama, ale zaznaj mojej łaski. Przekonaj do siebie miejscowych, to przekonasz i mnie.</text:p>
          </table:table-cell>
        </table:table-row>
        <table:table-row table:style-name="ro2">
          <table:table-cell table:formula="of:=ROW()-1" office:value-type="float" office:value="206">
            <text:p>2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0">
            <text:p>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obrze, zobaczę co da się zrobić.</text:p>
          </table:table-cell>
        </table:table-row>
        <table:table-row table:style-name="ro2">
          <table:table-cell table:formula="of:=ROW()-1" office:value-type="float" office:value="207">
            <text:p>20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1">
            <text:p>3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Zwana jest wioską Nawrotów. Wiela nas tu nie ma, a i wioska nie ogromna i bogata, ale radzim sobie.</text:p>
          </table:table-cell>
        </table:table-row>
        <table:table-row table:style-name="ro2">
          <table:table-cell table:formula="of:=ROW()-1" office:value-type="float" office:value="208">
            <text:p>20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2">
            <text:p>32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Klucz to dyscyplina i nie zadawanie się z każdo nowo przybyłym włóczęgom.</text:p>
          </table:table-cell>
        </table:table-row>
        <table:table-row table:style-name="ro2">
          <table:table-cell table:formula="of:=ROW()-1" office:value-type="float" office:value="209">
            <text:p>20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Raz tu przyloz taki co chopą mówił, że magia Nasza zła, a te debile uwierzyły! To żem psami poszczuł. </text:p>
          </table:table-cell>
        </table:table-row>
        <table:table-row table:style-name="ro2">
          <table:table-cell table:formula="of:=ROW()-1" office:value-type="float" office:value="210">
            <text:p>2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4">
            <text:p>34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Maryna mieszka z boku, ale pewno nie o to ci chodziło. Jest jezioro, las, łąki, pola i Maryna.</text:p>
          </table:table-cell>
        </table:table-row>
        <table:table-row table:style-name="ro2">
          <table:table-cell table:formula="of:=ROW()-1" office:value-type="float" office:value="211">
            <text:p>21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Stara kopalnia, jest już zamknięta z dziesięć lat. Cmentarz z kryptą, gdzie leży parę znanych, zimnych i szanownych ludzi z okolicy.</text:p>
          </table:table-cell>
        </table:table-row>
        <table:table-row table:style-name="ro2">
          <table:table-cell table:formula="of:=ROW()-1" office:value-type="float" office:value="212">
            <text:p>2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6">
            <text:p>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Żegnam.</text:p>
          </table:table-cell>
        </table:table-row>
        <table:table-row table:style-name="ro2">
          <table:table-cell table:formula="of:=ROW()-1" office:value-type="float" office:value="213">
            <text:p>2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/>
        </table:table-row>
        <table:table-row table:style-name="ro2">
          <table:table-cell table:formula="of:=ROW()-1" office:value-type="float" office:value="214">
            <text:p>21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I co mówią o mnie ludzie w wiosce?</text:p>
          </table:table-cell>
        </table:table-row>
        <table:table-row table:style-name="ro2">
          <table:table-cell table:formula="of:=ROW()-1" office:value-type="float" office:value="215">
            <text:p>2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Opowiedz mi o tej wiosce.</text:p>
          </table:table-cell>
        </table:table-row>
        <table:table-row table:style-name="ro2">
          <table:table-cell table:formula="of:=ROW()-1" office:value-type="float" office:value="216">
            <text:p>21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Czy jest coś ciekawego w okolicy?</text:p>
          </table:table-cell>
        </table:table-row>
        <table:table-row table:style-name="ro2">
          <table:table-cell table:formula="of:=ROW()-1" office:value-type="float" office:value="217">
            <text:p>2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/>
          <table:table-cell table:style-name="ce2" office:value-type="string">
            <text:p>To wszystko, do widzenia</text:p>
          </table:table-cell>
        </table:table-row>
        <table:table-row table:style-name="ro2">
          <table:table-cell table:formula="of:=ROW()-1" office:value-type="float" office:value="218">
            <text:p>2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string">
            <text:p>Cześć i chwała Si’diredowi. Czego chcesz?</text:p>
          </table:table-cell>
        </table:table-row>
        <table:table-row table:style-name="ro2">
          <table:table-cell table:formula="of:=ROW()-1" office:value-type="float" office:value="219">
            <text:p>2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I co mówią o mnie ludzie w wiosce?</text:p>
          </table:table-cell>
        </table:table-row>
        <table:table-row table:style-name="ro2">
          <table:table-cell table:formula="of:=ROW()-1" office:value-type="float" office:value="220">
            <text:p>2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Opowiedz mi o tej wiosce.</text:p>
          </table:table-cell>
        </table:table-row>
        <table:table-row table:style-name="ro2">
          <table:table-cell table:formula="of:=ROW()-1" office:value-type="float" office:value="221">
            <text:p>2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string">
            <text:p>Czy jest coś ciekawego w okolicy?</text:p>
          </table:table-cell>
        </table:table-row>
        <table:table-row table:style-name="ro2">
          <table:table-cell table:formula="of:=ROW()-1" office:value-type="float" office:value="222">
            <text:p>2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/>
          <table:table-cell table:style-name="ce2" office:value-type="string">
            <text:p>To wszystko, do widzenia</text:p>
          </table:table-cell>
        </table:table-row>
        <table:table-row table:style-name="ro2">
          <table:table-cell table:formula="of:=ROW()-1" office:value-type="float" office:value="223">
            <text:p>223</text:p>
          </table:table-cell>
          <table:table-cell table:style-name="ce2" table:number-columns-repeated="2"/>
          <table:table-cell table:style-name="ce4"/>
          <table:table-cell/>
          <table:table-cell table:style-name="ce2" table:number-columns-repeated="3"/>
        </table:table-row>
        <table:table-row table:style-name="ro2">
          <table:table-cell table:formula="of:=ROW()-1" office:value-type="float" office:value="224">
            <text:p>224</text:p>
          </table:table-cell>
          <table:table-cell table:style-name="ce2" table:number-columns-repeated="2"/>
          <table:table-cell table:style-name="ce4"/>
          <table:table-cell table:style-name="ce5"/>
          <table:table-cell table:style-name="ce2" table:number-columns-repeated="3"/>
        </table:table-row>
        <table:table-row table:style-name="ro2">
          <table:table-cell table:formula="of:=ROW()-1" office:value-type="float" office:value="225">
            <text:p>225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6">
            <text:p>22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7">
            <text:p>227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28">
            <text:p>22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29">
            <text:p>22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0">
            <text:p>23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1">
            <text:p>23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2">
            <text:p>23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3">
            <text:p>23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4">
            <text:p>23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5">
            <text:p>23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6">
            <text:p>23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7">
            <text:p>23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8">
            <text:p>23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39">
            <text:p>23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0">
            <text:p>24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1">
            <text:p>24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2">
            <text:p>24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3">
            <text:p>24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4">
            <text:p>24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5">
            <text:p>24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6">
            <text:p>24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7">
            <text:p>24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8">
            <text:p>24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49">
            <text:p>24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50">
            <text:p>25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51">
            <text:p>25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52">
            <text:p>25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53">
            <text:p>25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54">
            <text:p>254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55">
            <text:p>255</text:p>
          </table:table-cell>
          <table:table-cell table:style-name="ce2" table:number-columns-repeated="7"/>
        </table:table-row>
        <table:table-row table:style-name="ro2">
          <table:table-cell table:formula="of:=ROW()-1" office:value-type="float" office:value="256">
            <text:p>256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57">
            <text:p>257</text:p>
          </table:table-cell>
          <table:table-cell table:style-name="ce2" table:number-columns-repeated="7"/>
        </table:table-row>
        <table:table-row table:style-name="ro2">
          <table:table-cell table:formula="of:=ROW()-1" office:value-type="float" office:value="258">
            <text:p>258</text:p>
          </table:table-cell>
          <table:table-cell table:style-name="ce2" table:number-columns-repeated="2"/>
          <table:table-cell table:style-name="ce4"/>
          <table:table-cell table:style-name="ce2" table:number-columns-repeated="4"/>
        </table:table-row>
        <table:table-row table:style-name="ro2">
          <table:table-cell table:formula="of:=ROW()-1" office:value-type="float" office:value="259">
            <text:p>25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0">
            <text:p>26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1">
            <text:p>26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2">
            <text:p>26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3">
            <text:p>26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4">
            <text:p>26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5">
            <text:p>26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6">
            <text:p>26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7">
            <text:p>26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8">
            <text:p>26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69">
            <text:p>26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0">
            <text:p>27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1">
            <text:p>27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2">
            <text:p>27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3">
            <text:p>27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4">
            <text:p>27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5">
            <text:p>27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6">
            <text:p>27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7">
            <text:p>27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8">
            <text:p>27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79">
            <text:p>27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0">
            <text:p>28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1">
            <text:p>28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2">
            <text:p>28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3">
            <text:p>28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4">
            <text:p>28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5">
            <text:p>28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6">
            <text:p>28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7">
            <text:p>28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8">
            <text:p>28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89">
            <text:p>28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0">
            <text:p>29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1">
            <text:p>29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2">
            <text:p>29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3">
            <text:p>29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4">
            <text:p>29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5">
            <text:p>29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6">
            <text:p>29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7">
            <text:p>29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8">
            <text:p>29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299">
            <text:p>29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0">
            <text:p>30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1">
            <text:p>30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2">
            <text:p>30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3">
            <text:p>30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4">
            <text:p>30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5">
            <text:p>30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6">
            <text:p>30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7">
            <text:p>30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8">
            <text:p>30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09">
            <text:p>30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0">
            <text:p>31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1">
            <text:p>31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2">
            <text:p>31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3">
            <text:p>31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4">
            <text:p>31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5">
            <text:p>31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6">
            <text:p>31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7">
            <text:p>31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8">
            <text:p>31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19">
            <text:p>31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0">
            <text:p>32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1">
            <text:p>32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2">
            <text:p>32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3">
            <text:p>32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4">
            <text:p>32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5">
            <text:p>32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6">
            <text:p>32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7">
            <text:p>32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8">
            <text:p>32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29">
            <text:p>32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0">
            <text:p>33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1">
            <text:p>33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2">
            <text:p>33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3">
            <text:p>33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4">
            <text:p>33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5">
            <text:p>33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6">
            <text:p>33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7">
            <text:p>33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8">
            <text:p>33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39">
            <text:p>33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0">
            <text:p>34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1">
            <text:p>34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2">
            <text:p>34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3">
            <text:p>34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4">
            <text:p>34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5">
            <text:p>34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6">
            <text:p>34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7">
            <text:p>34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8">
            <text:p>34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49">
            <text:p>34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0">
            <text:p>35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1">
            <text:p>35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2">
            <text:p>35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3">
            <text:p>35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4">
            <text:p>35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5">
            <text:p>35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6">
            <text:p>35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7">
            <text:p>35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8">
            <text:p>35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59">
            <text:p>35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0">
            <text:p>36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1">
            <text:p>36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2">
            <text:p>36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3">
            <text:p>36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4">
            <text:p>36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5">
            <text:p>36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6">
            <text:p>36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7">
            <text:p>36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8">
            <text:p>36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69">
            <text:p>36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0">
            <text:p>37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1">
            <text:p>371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2">
            <text:p>372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3">
            <text:p>373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4">
            <text:p>374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5">
            <text:p>375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6">
            <text:p>376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7">
            <text:p>377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8">
            <text:p>378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79">
            <text:p>379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80">
            <text:p>380</text:p>
          </table:table-cell>
          <table:table-cell table:style-name="Default" table:number-columns-repeated="7"/>
        </table:table-row>
        <table:table-row table:style-name="ro2">
          <table:table-cell table:formula="of:=ROW()-1" office:value-type="float" office:value="381">
            <text:p>381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ez_20_tytułu1" style:display-name="Bez tytułu1" style:family="table-cell" style:parent-style-name="Default">
      <style:table-cell-properties fo:background-color="#ffbf00"/>
    </style:style>
    <style:style style:name="Bez_20_tytułu2" style:display-name="Bez tytułu2" style:family="table-cell" style:parent-style-name="Default">
      <style:table-cell-properties fo:background-color="#ffbf00"/>
    </style:style>
    <style:style style:name="Bez_20_tytułu3" style:display-name="Bez tytułu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6.05.2019</text:date>, <text:time>09:53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19-05-06T09:53:50.89</dc:date>
    <meta:editing-duration>PT3H26M47S</meta:editing-duration>
    <meta:editing-cycles>13</meta:editing-cycles>
    <meta:document-statistic meta:table-count="1" meta:cell-count="1933" meta:object-count="0"/>
  </office:meta>
</office:document-meta>
</file>